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text-properties fo:background-color="#10a37f"/>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0">
      <style:paragraph-properties fo:margin-top="0in" fo:margin-bottom="0in" style:contextual-spacing="false"/>
    </style:style>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2">
      <style:paragraph-properties fo:margin-top="0in" fo:margin-bottom="0in" style:contextual-spacing="false"/>
    </style:style>
    <style:style style:name="P20"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ke assigment for me about what is role in mxing of Distribution ,Dispersion and Diffusion . and which kind of blades and propellers are affected .</text:p>
      <text:p text:style-name="P1">!</text:p>
      <text:p text:style-name="Text_20_body">Assignment:</text:p>
      <text:p text:style-name="Text_20_body">Title: The Role of Mixing in Distribution, Dispersion, and Diffusion and its Impact on Blades and Propellers</text:p>
      <text:p text:style-name="Text_20_body">Introduction:</text:p>
      <text:p text:style-name="Text_20_body">Mixing is an important process in chemical, biological, and environmental engineering applications. It plays a critical role in the distribution, dispersion, and diffusion of materials in various fluids. In this assignment, we will explore the role of mixing in distribution, dispersion, and diffusion and how different types of blades and propellers are affected.</text:p>
      <text:p text:style-name="Text_20_body">Part 1: The Role of Mixing in Distribution, Dispersion, and Diffusion</text:p>
      <text:p text:style-name="Text_20_body">1.1 Distribution:</text:p>
      <text:p text:style-name="Text_20_body">Mixing is an essential process that helps to distribute a particular material uniformly in a given fluid. Distribution is achieved by generating sufficient turbulence to ensure that the material is well mixed and dispersed in the fluid. The mixing process must be optimized to ensure that the distribution is uniform throughout the fluid.</text:p>
      <text:p text:style-name="Text_20_body">1.2 Dispersion:</text:p>
      <text:p text:style-name="Text_20_body">Dispersion refers to the process by which a material is spread evenly throughout a fluid or gas. In mixing, the material is uniformly dispersed, making it possible for it to interact efficiently with the fluid. Dispersion is critical in many processes such as chemical reactions, where the reaction rate is dependent on the surface area of the reactants.</text:p>
      <text:p text:style-name="Text_20_body">1.3 Diffusion:</text:p>
      <text:p text:style-name="Text_20_body">Diffusion refers to the process by which a material moves from an area of high concentration to an area of low concentration. Mixing plays an important role in diffusion as it increases the rate at which the material diffuses. The uniform distribution of the material throughout the fluid ensures that the concentration gradient is maintained, leading to efficient diffu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Text_20_body">Assignment: The Role of Distribution, Dispersion, and Diffusion in Mixing and the Effects on Blades and Propellers</text:p>
      <text:list xml:id="list549833431" text:style-name="L1">
        <text:list-item>
          <text:p text:style-name="P2">Introduction</text:p>
        </text:list-item>
      </text:list>
      <text:list xml:id="list2147257118" text:style-name="L2">
        <text:list-item>
          <text:p text:style-name="P4">Define the concepts of distribution, dispersion, and diffusion and their relevance to mixing.</text:p>
        </text:list-item>
        <text:list-item>
          <text:p text:style-name="P3">Briefly explain the types of blades and propellers used in mixing processes.</text:p>
        </text:list-item>
      </text:list>
      <text:list xml:id="list1090490788" text:style-name="L3">
        <text:list-item>
          <text:p text:style-name="P5">Distribution</text:p>
        </text:list-item>
      </text:list>
      <text:list xml:id="list3574374788" text:style-name="L4">
        <text:list-item>
          <text:p text:style-name="P7">Discuss the importance of distribution in mixing and its role in ensuring even mixing.</text:p>
        </text:list-item>
        <text:list-item>
          <text:p text:style-name="P6">Explain how the type of blade or propeller used affects distribution and give examples.</text:p>
        </text:list-item>
      </text:list>
      <text:list xml:id="list2515286019" text:style-name="L5">
        <text:list-item>
          <text:p text:style-name="P8">Dispersion</text:p>
        </text:list-item>
      </text:list>
      <text:list xml:id="list925833829" text:style-name="L6">
        <text:list-item>
          <text:p text:style-name="P10">Describe the role of dispersion in mixing and how it differs from distribution.</text:p>
        </text:list-item>
        <text:list-item>
          <text:p text:style-name="P9">Discuss the impact of blade and propeller design on dispersion and give examples.</text:p>
        </text:list-item>
      </text:list>
      <text:list xml:id="list382947704" text:style-name="L7">
        <text:list-item>
          <text:p text:style-name="P11">Diffusion</text:p>
        </text:list-item>
      </text:list>
      <text:list xml:id="list2557506057" text:style-name="L8">
        <text:list-item>
          <text:p text:style-name="P13">Explain the concept of diffusion and its significance in mixing.</text:p>
        </text:list-item>
        <text:list-item>
          <text:p text:style-name="P12">Discuss the effects of blade and propeller design on diffusion and provide examples.</text:p>
        </text:list-item>
      </text:list>
      <text:list xml:id="list1998262933" text:style-name="L9">
        <text:list-item>
          <text:p text:style-name="P14">Relationship between Distribution, Dispersion, and Diffusion</text:p>
        </text:list-item>
      </text:list>
      <text:list xml:id="list3740033869" text:style-name="L10">
        <text:list-item>
          <text:p text:style-name="P16">Discuss the relationship between distribution, dispersion, and diffusion in the mixing process.</text:p>
        </text:list-item>
        <text:list-item>
          <text:p text:style-name="P16">Explain how the interplay between these factors affects mixing efficiency.</text:p>
        </text:list-item>
        <text:list-item>
          <text:p text:style-name="P15">Provide examples of how blade and propeller design can optimize these factors for better mixing performance.</text:p>
        </text:list-item>
      </text:list>
      <text:list xml:id="list391272282" text:style-name="L11">
        <text:list-item>
          <text:p text:style-name="P17">Conclusion</text:p>
        </text:list-item>
      </text:list>
      <text:list xml:id="list2443745299" text:style-name="L12">
        <text:list-item>
          <text:p text:style-name="P19">Summarize the importance of distribution, dispersion, and diffusion in mixing.</text:p>
        </text:list-item>
        <text:list-item>
          <text:p text:style-name="P18">Highlight the significance of choosing the appropriate blade and propeller design for optimal mixing performance.</text:p>
        </text:list-item>
      </text:list>
      <text:p text:style-name="P20"><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GNmyxZLMaFtWKEbGWZvuI2uApiIKs9kL3CCWjH8fynP%3Ds96-c&amp;w=64&amp;q=75" xlink:type="simple" xlink:show="embed" xlink:actuate="onLoad"/><svg:title>MUHAMMAD ILYAS</svg:title></draw:frame></text:p>
      <text:p text:style-name="Text_20_body">what is role in mxing of Distribution ,Dispersion and Diffusion . and which kind of blades and propellers are affected .</text:p>
      <text:p text:style-name="Text_20_body">In the mixing process, distribution, dispersion, and diffusion play important roles in achieving a well-mixed product.</text:p>
      <text:p text:style-name="Text_20_body">Distribution refers to the even distribution of materials or fluids throughout the mixing vessel. The role of distribution is to ensure that all parts of the product are equally exposed to the mixing action, resulting in a more consistent mixture. Blade and propeller designs that promote high levels of <text:soft-page-break/>turbulence are beneficial for achieving good distribution. Examples of blades and propellers that promote good distribution include radial and axial flow impellers.</text:p>
      <text:p text:style-name="Text_20_body">Dispersion refers to the process of breaking down larger particles into smaller ones, resulting in a more homogeneous mixture. The role of dispersion is to increase the surface area of the materials being mixed, allowing for greater contact between the materials and promoting more thorough mixing. Blade and propeller designs that promote high levels of shear forces are beneficial for achieving good dispersion. Examples of blades and propellers that promote good dispersion include high-shear mixers and sawtooth dispersers.</text:p>
      <text:p text:style-name="Text_20_body">Diffusion refers to the process by which materials move from areas of high concentration to areas of low concentration. The role of diffusion in mixing is to promote the movement of materials throughout the mixing vessel, resulting in a more uniform mixture. Blade and propeller designs that promote good diffusion typically have a large surface area and low shear forces. Examples of blades and propellers that promote good diffusion include marine-style propellers and hydrofoil impellers.</text:p>
      <text:p text:style-name="Text_20_body">The interplay between distribution, dispersion, and diffusion is important for achieving efficient and effective mixing. For example, a high-shear mixer may be effective at promoting dispersion but may not promote good distribution or diffusion. In contrast, a hydrofoil impeller may be effective at promoting diffusion but may not promote good dispersion. Choosing the appropriate blade and propeller design for a specific mixing process is important for optimizing distribution, dispersion, and diffusion and achieving optimal mixing performance.</text:p>
      <text:p text:style-name="P20"><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GNmyxZLMaFtWKEbGWZvuI2uApiIKs9kL3CCWjH8fynP%3Ds96-c&amp;w=64&amp;q=75" xlink:type="simple" xlink:show="embed" xlink:actuate="onLoad"/><svg:title>MUHAMMAD ILYAS</svg:title></draw:frame></text:p>
      <text:p text:style-name="Text_20_body">Relationship between Distribution, Dispersion, and Diffusion in mixture</text:p>
      <text:p text:style-name="Text_20_body">Distribution, dispersion, and diffusion are interrelated factors that influence the quality of mixing in a mixture. The relationship between these factors is complex, but they are all critical to achieving a well-mixed product.</text:p>
      <text:p text:style-name="Text_20_body">In the mixing process, distribution refers to the even distribution of materials or fluids throughout the mixing vessel. Dispersion refers to the process of breaking down larger particles into smaller ones, resulting in a more homogeneous mixture. Diffusion refers to the process by which materials move from areas of high concentration to areas of low concentration.</text:p>
      <text:p text:style-name="Text_20_body">In order to achieve a well-mixed product, it is important to promote good distribution, dispersion, and diffusion. Good distribution ensures that all parts of the product are equally exposed to the mixing action, resulting in a more consistent mixture. Good dispersion promotes the movement of materials throughout the mixing vessel and increases the surface area of the materials being mixed, allowing for greater contact between the materials and promoting more thorough mixing. Good diffusion ensures that materials move throughout the mixing vessel, resulting in a more uniform mixture.</text:p>
      <text:p text:style-name="Text_20_body">The interplay between distribution, dispersion, and diffusion is complex and depends on several factors such as the type of materials being mixed, the mixing vessel, and the blade or propeller design used. For example, a high-shear mixer may be effective at promoting dispersion but may not promote good distribution or diffusion. In contrast, a hydrofoil impeller may be effective at promoting diffusion but may not promote good dispersion.</text:p>
      <text:p text:style-name="Text_20_body"><text:soft-page-break/>To achieve efficient and effective mixing, it is important to optimize distribution, dispersion, and diffusion. This can be achieved by choosing the appropriate blade and propeller design for the specific mixing process and adjusting the mixing parameters such as speed and mixing time. The optimal combination of these factors will depend on the specific materials being mixed and the desired outcome.</text:p>
      <text:p text:style-name="P20"><draw:frame draw:style-name="fr2" draw:name="Image5" text:anchor-type="as-char" svg:width="0.7874in" svg:height="0.3937in" draw:z-index="4"><draw:image xlink:href="Pictures/1000004E0000000000000000DB8080F90BBAFF57.svg" xlink:type="simple" xlink:show="embed" xlink:actuate="onLoad" draw:mime-type="image/svg+xml"/></draw:frame><draw:frame draw:style-name="fr1" draw:name="Image6" text:anchor-type="char" svg:x="0in" svg:width="0.0161in" svg:height="0.0161in" draw:z-index="5"><draw:image xlink:href="https://chat.openai.com/_next/image?url=https%3A%2F%2Flh3.googleusercontent.com%2Fa%2FAGNmyxZLMaFtWKEbGWZvuI2uApiIKs9kL3CCWjH8fynP%3Ds96-c&amp;w=64&amp;q=75" xlink:type="simple" xlink:show="embed" xlink:actuate="onLoad"/><svg:title>MUHAMMAD ILYAS</svg:title></draw:frame></text:p>
      <text:p text:style-name="Text_20_body">which kind of blades and propellers are affected for Distribution, Dispersion, and Diffusion in mixture</text:p>
      <text:p text:style-name="Text_20_body">The type of blade or propeller used in mixing processes can affect distribution, dispersion, and diffusion in a mixture. Different blade and propeller designs are suited to different mixing applications, and their selection is influenced by the type of materials being mixed, the mixing vessel geometry, and the desired outcome.</text:p>
      <text:p text:style-name="Text_20_body">For distribution, blade and propeller designs that promote high levels of turbulence are beneficial. Examples of blades and propellers that promote good distribution include radial and axial flow impellers, which create high levels of turbulence and generate a highly sheared mixing environment. These impellers are well-suited to mixing viscous or high-density fluids that require good dispersion.</text:p>
      <text:p text:style-name="Text_20_body">For dispersion, blade and propeller designs that promote high levels of shear forces are beneficial. Examples of blades and propellers that promote good dispersion include high-shear mixers and sawtooth dispersers. These impellers are designed to break down larger particles into smaller ones, resulting in a more homogeneous mixture.</text:p>
      <text:p text:style-name="Text_20_body">For diffusion, blade and propeller designs that promote good diffusion typically have a large surface area and low shear forces. Examples of blades and propellers that promote good diffusion include marine-style propellers and hydrofoil impellers. These impellers are designed to promote the movement of materials throughout the mixing vessel, resulting in a more uniform mixture.</text:p>
      <text:p text:style-name="Text_20_body">It is important to note that the interplay between distribution, dispersion, and diffusion is complex and depends on several factors. Choosing the appropriate blade and propeller design for a specific mixing process is important for optimizing distribution, dispersion, and diffusion and achieving optimal mixing performance. Additionally, adjusting the mixing parameters such as speed and mixing time can also impact the distribution, dispersion, and diffusion in a mixtur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2:43:15.733938274</meta:creation-date>
    <dc:date>2023-03-20T14:06:33.299971802</dc:date>
    <meta:editing-duration>PT22M46S</meta:editing-duration>
    <meta:editing-cycles>1</meta:editing-cycles>
    <meta:document-statistic meta:table-count="0" meta:image-count="6" meta:object-count="0" meta:page-count="4" meta:paragraph-count="54" meta:word-count="1440" meta:character-count="9585" meta:non-whitespace-character-count="8215"/>
    <meta:generator>LibreOffice/7.3.7.2$Linux_X86_64 LibreOffice_project/30$Build-2</meta:generator>
  </office:meta>
</office:document-meta>
</file>